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.8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20038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20038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date" office:date-value="2015-12-06" calcext:value-type="date">
            <text:p>06 Desember 2015</text:p>
          </table:table-cell>
          <table:table-cell/>
        </table:table-row>
        <table:table-row table:style-name="ro1">
          <table:table-cell office:value-type="date" office:date-value="2016-06-01" calcext:value-type="date">
            <text:p>01 Juni 2016</text:p>
          </table:table-cell>
          <table:table-cell office:value-type="string" calcext:value-type="string">
            <text:p>masu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date" office:date-value="2015-01-02" calcext:value-type="date">
            <text:p>02 Januari 2015</text:p>
          </table:table-cell>
          <table:table-cell/>
        </table:table-row>
        <table:table-row table:style-name="ro1">
          <table:table-cell office:value-type="date" office:date-value="2015-01-05" calcext:value-type="date">
            <text:p>05 Januari 2015</text:p>
          </table:table-cell>
          <table:table-cell/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7:46:45.668048737</meta:creation-date>
    <dc:date>2015-12-06T17:57:16.823314994</dc:date>
    <meta:editing-duration>PT10M32S</meta:editing-duration>
    <meta:editing-cycles>2</meta:editing-cycles>
    <meta:generator>LibreOffice/5.0.3.2$Linux_x86 LibreOffice_project/00m0$Build-2</meta:generator>
    <meta:document-statistic meta:table-count="1" meta:cell-count="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sub datefitur
date 
Thiscomponent.sheets(0).getcellrangebyname("A1").value = date
end sub

sub conditionalstatements

for i = 0 to 10
L = thiscomponent.sheets(0).getcellbyposition(0,i).value
if L &gt; date then
k = "masuk"
thiscomponent.sheets(0).getcellbyposition(1,i).string = k
msgbox (k,0,"PMC SOFTWARE")
else 
end if
next i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